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aa8c2"/>
    </style:style>
    <style:style style:name="P2" style:family="paragraph" style:parent-style-name="Standard">
      <style:text-properties style:font-name="Times New Roman" officeooo:paragraph-rsid="00183663"/>
    </style:style>
    <style:style style:name="P3" style:family="paragraph" style:parent-style-name="Standard">
      <style:text-properties style:font-name="Times New Roman" officeooo:paragraph-rsid="002b610c"/>
    </style:style>
    <style:style style:name="P4" style:family="paragraph" style:parent-style-name="Standard">
      <style:text-properties style:font-name="Times New Roman" officeooo:paragraph-rsid="002f03d8"/>
    </style:style>
    <style:style style:name="T1" style:family="text">
      <style:text-properties officeooo:rsid="002444f5"/>
    </style:style>
    <style:style style:name="T2" style:family="text">
      <style:text-properties officeooo:rsid="00281e42"/>
    </style:style>
    <style:style style:name="T3" style:family="text">
      <style:text-properties officeooo:rsid="0018db82"/>
    </style:style>
    <style:style style:name="T4" style:family="text">
      <style:text-properties officeooo:rsid="002d9c1f" fo:background-color="transparent" loext:char-shading-value="0"/>
    </style:style>
    <style:style style:name="T5" style:family="text">
      <style:text-properties officeooo:rsid="00183663" fo:background-color="transparent" loext:char-shading-value="0"/>
    </style:style>
    <style:style style:name="T6" style:family="text">
      <style:text-properties officeooo:rsid="0022c825" fo:background-color="transparent" loext:char-shading-value="0"/>
    </style:style>
    <style:style style:name="T7" style:family="text">
      <style:text-properties officeooo:rsid="00244397" fo:background-color="transparent" loext:char-shading-value="0"/>
    </style:style>
    <style:style style:name="T8" style:family="text">
      <style:text-properties officeooo:rsid="00262b33" fo:background-color="transparent" loext:char-shading-value="0"/>
    </style:style>
    <style:style style:name="T9" style:family="text">
      <style:text-properties officeooo:rsid="002afc85" fo:background-color="transparent" loext:char-shading-value="0"/>
    </style:style>
    <style:style style:name="T10" style:family="text">
      <style:text-properties officeooo:rsid="002e4fbe" fo:background-color="transparent" loext:char-shading-value="0"/>
    </style:style>
    <style:style style:name="T11" style:family="text">
      <style:text-properties officeooo:rsid="001a1934"/>
    </style:style>
    <style:style style:name="T12" style:family="text">
      <style:text-properties officeooo:rsid="00287419"/>
    </style:style>
    <style:style style:name="T13" style:family="text">
      <style:text-properties officeooo:rsid="000aa959"/>
    </style:style>
    <style:style style:name="T14" style:family="text">
      <style:text-properties officeooo:rsid="000c3c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span text:style-name="T1">Neutrino energy reconstruction</text:span> is one of the largest sources of uncertainty in modern <text:span text:style-name="T2">neutrino </text:span>oscillation experiments. <text:span text:style-name="T3">Neutrino energy is estimated from the final state particles produced by neutrino-nucleus interactions within detectors.</text:span> The <text:span text:style-name="T11">neutrino </text:span>oscillation probability <text:span text:style-name="T12">is a function of </text:span>the energy, <text:span text:style-name="T3">and uncertainty in determining this energy limits the precision of measuring theoretical oscillation parameters. Accurate energy reconstruction is fundamental to the success of the upcoming Deep Underground Neutrino Experiment (DUNE).</text:span></text:p>
      <text:p text:style-name="P2"><text:tab/><text:span text:style-name="T4">The energy of a neutrino event can be mis-estimated if </text:span><text:span text:style-name="T6">final state</text:span><text:span text:style-name="T4"> particles interact inelastically or are unable to be reconstructed because of scattering in the detector medium. This is referred to as Secondary Interactions (SI) of particles. </text:span><text:span text:style-name="T7">These </text:span><text:span text:style-name="T5">particles can </text:span><text:span text:style-name="T7">also </text:span><text:span text:style-name="T5">interact within the initial target nucleus, resulting in Final State Interactions (FSI). </text:span><text:span text:style-name="T8">FSI and SI are currently modeled using a microscopic cascade </text:span><text:span text:style-name="T10">model,</text:span><text:span text:style-name="T8"> where the particle </text:span><text:span text:style-name="T9">is tracked </text:span><text:span text:style-name="T8">through the initial nucleus – </text:span><text:span text:style-name="T9">for F</text:span><text:span text:style-name="T8">SI – or in the detector – </text:span><text:span text:style-name="T9">for SI – </text:span><text:span text:style-name="T8">with a chance of re-interaction. </text:span></text:p>
      <text:p text:style-name="P3"><text:tab/><text:span text:style-name="T13">Our current understanding of FSI and SI is lacking, and this will be a significant problem for DUNE. ProtoDUNE – a prototype for DUNE’s Liquid Argon detector technology – will sit in a charged particle test beam at CERN, and will provide data that can be used to test FSI and SI models.</text:span></text:p>
      <text:p text:style-name="P1"><text:tab/><text:span text:style-name="T14">One component of the test beam will be positively charged pions. Pions are commonly produced in neutrino-nucleus interactions, and are subject to FSI and SI. There is a particular lack of pion-argon scattering data at energies relevant to DUNE. We propose to use the ProtoDUNE test beam data to measure the charged pion-Argon interaction cross section. This will provide valuable constraints to the FSI and SI models for DUNE, as well as many present and future Liquid Argon neutrino experi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4:20:23.192778198</meta:creation-date>
    <dc:date>2017-11-04T13:37:39.155380809</dc:date>
    <meta:editing-duration>PT1H42M37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89" meta:character-count="1886" meta:non-whitespace-character-count="1590"/>
  </office:meta>
</office:document-meta>
</file>